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F</text:span></text:p>
              </table:table-cell>
              <table:table-cell>
                <text:p text:style-name="P10"><text:span text:style-name="T4">CAPIF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4T15:15:27.136669489</dc:date>
    <meta:editing-duration>PT3H20M21S</meta:editing-duration>
    <meta:editing-cycles>110</meta:editing-cycles>
    <meta:generator>LibreOffice/6.3.4.2.0$Linux_X86_64 LibreOffice_project/30$Build-2</meta:generator>
    <meta:document-statistic meta:object-count="61"/>
  </office:meta>
</office:document-meta>
</file>